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Georgia"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Georgi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3" style:family="paragraph" style:parent-style-name="Standard" style:list-style-name="">
      <style:paragraph-properties style:line-height-at-least="0.3472in" fo:text-align="start" style:justify-single-word="false" style:text-autospace="none"/>
      <style:text-properties style:use-window-font-color="true" style:font-name="Georgi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4" style:family="paragraph" style:parent-style-name="Standard" style:list-style-name="">
      <style:paragraph-properties style:line-height-at-least="0.25in" fo:text-align="start" style:justify-single-word="false" style:text-autospace="none"/>
      <style:text-properties fo:color="#999999" style:font-name="Georgi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5" style:family="paragraph" style:parent-style-name="Standard">
      <style:text-properties style:font-name="Georgia" fo:font-size="15pt" style:font-size-asian="15pt" style:font-size-complex="15pt"/>
    </style:style>
    <style:style style:name="P6"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Georgi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7"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style:font-name="Georgia" fo:font-size="15pt" style:font-size-asian="15pt" style:font-size-complex="15pt"/>
    </style:style>
    <style:style style:name="P8"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font-name="Georgia" fo:font-size="15pt" style:font-size-asian="15pt" style:font-size-complex="15pt"/>
    </style:style>
    <style:style style:name="P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font-name="Georgia" fo:font-size="15pt" style:font-size-asian="15pt" style:font-size-complex="15pt"/>
    </style:style>
    <style:style style:name="P10"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font-name="Georgia" fo:font-size="15pt" style:font-size-asian="15pt" style:font-size-complex="15pt"/>
    </style:style>
    <style:style style:name="P11" style:family="paragraph" style:parent-style-name="Standard" style:list-style-name="L4">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font-name="Georgia" fo:font-size="15pt" style:font-size-asian="15pt" style:font-size-complex="15pt"/>
    </style:style>
    <style:style style:name="P12"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font-name="Georgia" fo:font-size="15pt" style:font-size-asian="15pt" style:font-size-complex="15pt"/>
    </style:style>
    <style:style style:name="P13" style:family="paragraph" style:parent-style-name="Standard" style:list-style-name="">
      <style:paragraph-properties fo:margin-left="0.5in" fo:margin-right="0in" fo:margin-top="0in" fo:margin-bottom="0.1665in" style:line-height-at-least="0.361in" fo:text-align="start" style:justify-single-word="false" fo:text-indent="-0.5in" style:auto-text-indent="false" style:text-autospace="none">
        <style:tab-stops>
          <style:tab-stop style:position="-0.3472in"/>
          <style:tab-stop style:position="0in"/>
        </style:tab-stops>
      </style:paragraph-properties>
      <style:text-properties style:font-name="Georgia" fo:font-size="24pt" fo:font-weight="bold" style:font-size-asian="24pt" style:font-weight-asian="bold" style:font-size-complex="24pt" style:font-weight-complex="bold"/>
    </style:style>
    <style:style style:name="P14" style:family="paragraph" style:parent-style-name="Standard" style:list-style-name="L1">
      <style:paragraph-properties fo:margin-left="0in" fo:margin-right="0in" style:line-height-at-least="0.25in" fo:text-align="start" style:justify-single-word="false" fo:text-indent="0in" style:auto-text-indent="false" style:text-autospace="none">
        <style:tab-stops>
          <style:tab-stop style:position="-0.3472in"/>
          <style:tab-stop style:position="0in"/>
        </style:tab-stops>
      </style:paragraph-properties>
      <style:text-properties style:font-name="Georgia" fo:font-size="15pt" style:font-size-asian="15pt" style:font-size-complex="15pt"/>
    </style:style>
    <style:style style:name="P15" style:family="paragraph" style:parent-style-name="Standard" style:list-style-name="L2">
      <style:paragraph-properties fo:margin-left="0in" fo:margin-right="0in" style:line-height-at-least="0.25in" fo:text-align="start" style:justify-single-word="false" fo:text-indent="0in" style:auto-text-indent="false" style:text-autospace="none">
        <style:tab-stops>
          <style:tab-stop style:position="-0.3472in"/>
          <style:tab-stop style:position="0in"/>
        </style:tab-stops>
      </style:paragraph-properties>
      <style:text-properties style:font-name="Georgia" fo:font-size="15pt" style:font-size-asian="15pt" style:font-size-complex="15pt"/>
    </style:style>
    <style:style style:name="T1" style:family="text">
      <style:text-properties style:use-window-font-color="true" style:font-name="Verdana" fo:font-size="20pt" fo:font-style="normal" fo:font-weight="bold" style:font-name-asian="Verdana" style:font-size-asian="20pt" style:font-style-asian="normal" style:font-weight-asian="bold" style:font-name-complex="Verdana" style:font-size-complex="20pt" style:font-style-complex="normal" style:font-weight-complex="bold"/>
    </style:style>
    <style:style style:name="T2" style:family="text">
      <style:text-properties style:use-window-font-color="true" fo:font-style="normal" fo:font-weight="normal" style:font-name-asian="Verdana" style:font-style-asian="normal" style:font-weight-asian="normal" style:font-name-complex="Verdana" style:font-style-complex="normal" style:font-weight-complex="normal"/>
    </style:style>
    <style:style style:name="T3" style:family="text">
      <style:text-properties style:use-window-font-color="true" fo:font-style="normal" fo:font-weight="bold" style:font-name-asian="Verdana" style:font-style-asian="normal" style:font-weight-asian="bold" style:font-name-complex="Verdana" style:font-style-complex="normal" style:font-weight-complex="bold"/>
    </style:style>
    <style:style style:name="T4" style:family="text">
      <style:text-properties style:use-window-font-color="true" fo:font-style="normal" style:font-name-asian="Verdana" style:font-style-asian="normal" style:font-name-complex="Verdana"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Cream Cheese Coffee Cake</text:span></text:p>
      <text:p text:style-name="P1">Makes one 10-inch cake, serving 12 to 16</text:p>
      <text:p text:style-name="P1"/>
      <text:p text:style-name="P2">INGREDIENTS</text:p>
      <text:p text:style-name="P2">LEMON SUGAR-ALMOND TOPPING</text:p>
      <text:p text:style-name="P7"><text:span text:style-name="T3"><text:tab/><text:tab/>1/4</text:span><text:span text:style-name="T2"> cup sugar</text:span></text:p>
      <text:p text:style-name="P7"><text:span text:style-name="T3"><text:tab/><text:tab/>1 1/2</text:span><text:span text:style-name="T2"> teaspoons finely grated zest from 1 lemon</text:span></text:p>
      <text:p text:style-name="P7"><text:span text:style-name="T3"><text:tab/><text:tab/>1/2</text:span><text:span text:style-name="T2"> cup sliced almonds</text:span></text:p>
      <text:p text:style-name="P2">CAKE</text:p>
      <text:p text:style-name="P7"><text:span text:style-name="T3"><text:tab/><text:tab/>2 1/4</text:span><text:span text:style-name="T2"> cups (11 1/4 ounces) unbleached all-purpose flour</text:span></text:p>
      <text:p text:style-name="P7"><text:span text:style-name="T3"><text:tab/><text:tab/>1 1/8</text:span><text:span text:style-name="T2"> teaspoons baking powder</text:span></text:p>
      <text:p text:style-name="P7"><text:span text:style-name="T3"><text:tab/><text:tab/>1 1/8</text:span><text:span text:style-name="T2"> teaspoons baking soda</text:span></text:p>
      <text:p text:style-name="P7"><text:span text:style-name="T3"><text:tab/><text:tab/>1</text:span><text:span text:style-name="T2"> teaspoon table salt</text:span></text:p>
      <text:p text:style-name="P7"><text:span text:style-name="T3"><text:tab/><text:tab/>10</text:span><text:span text:style-name="T2"> tablespoons (1 stick plus 2 tablespoons) unsalted butter , softened but still cool</text:span></text:p>
      <text:p text:style-name="P7"><text:span text:style-name="T3"><text:tab/><text:tab/>1</text:span><text:span text:style-name="T2"> cup plus 7 tablespoons sugar</text:span></text:p>
      <text:p text:style-name="P7"><text:span text:style-name="T3"><text:tab/><text:tab/>1</text:span><text:span text:style-name="T2"> tablespoon finely grated zest plus 4 teaspoons juice from 1 to 2 lemons</text:span></text:p>
      <text:p text:style-name="P7"><text:span text:style-name="T3"><text:tab/><text:tab/>4</text:span><text:span text:style-name="T2"> large eggs</text:span></text:p>
      <text:p text:style-name="P7"><text:span text:style-name="T3"><text:tab/><text:tab/>5</text:span><text:span text:style-name="T2"> teaspoons vanilla extract</text:span></text:p>
      <text:p text:style-name="P7"><text:span text:style-name="T3"><text:tab/><text:tab/>1 1/4</text:span><text:span text:style-name="T2"> cups sour cream</text:span></text:p>
      <text:p text:style-name="P7"><text:span text:style-name="T3"><text:tab/><text:tab/>8</text:span><text:span text:style-name="T2"> ounces cream cheese , softened</text:span></text:p>
      <text:p text:style-name="P2"/>
      <text:p text:style-name="P2">INSTRUCTIONS</text:p>
      <text:p text:style-name="P8"><text:span text:style-name="T3">FOR THE TOPPING:</text:span><text:span text:style-name="T2"> Adjust oven rack to middle position and heat oven</text:span></text:p>
      <text:p text:style-name="P8"><text:span text:style-name="T2">to 350 degrees. Stir together sugar and lemon zest in small bowl until</text:span></text:p>
      <text:p text:style-name="P8"><text:span text:style-name="T2">combined and sugar is moistened. Stir in almonds; set aside.</text:span></text:p>
      <text:p text:style-name="P8"><text:span text:style-name="T3"><text:tab/></text:span></text:p>
      <text:list xml:id="list538768714" text:style-name="L2">
        <text:list-header>
          <text:p text:style-name="P15"><text:span text:style-name="T3"/></text:p>
          <text:p text:style-name="P15"><text:soft-page-break/><text:span text:style-name="T3">FOR THE CAKE:</text:span><text:span text:style-name="T2"> Spray 10-inch tube pan with nonstick cooking spray. Whisk flour, baking powder, baking soda, and salt together in medium bowl; set aside. In stand mixer fitted with paddle attachment, beat butter, <text:s/>1 cup plus 2 tablespoons sugar, and lemon zest at medium speed until light and fluffy, about 3 minutes, scraping down sides and bottom of bowl with rubber spatula. Add eggs 1 at a time, beating well after each addition, about 20 seconds, and scraping down beater and sides of bowl as necessary. Add 4 teaspoons vanilla and mix to combine. Reduce speed to low and add one-third flour mixture, followed by half of sour cream, mixing until</text:span></text:p>
          <text:p text:style-name="P15"><text:span text:style-name="T2">incorporated after each addition, 5 to 10 seconds. Repeat, using half of remaining flour mixture and all of remaining sour cream. Scrape bowl and add remaining flour mixture; mix at low speed until batter is thoroughly combined, about 10 seconds. Remove bowl from mixer and fold batter once or twice with rubber spatula to incorporate any remaining flour.</text:span></text:p>
        </text:list-header>
      </text:list>
      <text:p text:style-name="P8"><text:span text:style-name="T2">Reserve 1¼ cups batter and set aside. Spoon remaining batter into</text:span></text:p>
      <text:p text:style-name="P8"><text:span text:style-name="T2">prepared pan and smooth top. Return now-empty bowl to mixer and beat</text:span></text:p>
      <text:p text:style-name="P8"><text:span text:style-name="T2">cream cheese, remaining 5 tablespoons sugar,lemon juice, and remaining </text:span></text:p>
      <text:p text:style-name="P8"><text:span text:style-name="T2">teaspoon vanilla on medium speed until smooth and slightly lightened,</text:span></text:p>
      <text:p text:style-name="P8"><text:span text:style-name="T2">about 1 minute. Add ¼ cup reserved batter and mix until incorporated.</text:span></text:p>
      <text:p text:style-name="P8"><text:span text:style-name="T2">Spoon cheese filling mixture evenly over batter, keeping filling about 1 inch</text:span></text:p>
      <text:p text:style-name="P8"><text:span text:style-name="T2">from edges of pan; smooth top. Spread remaining cup reserved batter over</text:span></text:p>
      <text:p text:style-name="P8"><text:span text:style-name="T2">filling and smooth top. With butter knife or offset spatula, gently swirl</text:span></text:p>
      <text:p text:style-name="P8"><text:span text:style-name="T2">filling into batter using figure-8 motion, being careful to not drag filling to</text:span></text:p>
      <text:p text:style-name="P8"><text:span text:style-name="T2">bottom or edges of pan. Firmly tap pan on counter 2 or 3 times to dislodge</text:span></text:p>
      <text:p text:style-name="P8"><text:span text:style-name="T2">any bubbles. Sprinkle lemon sugar-almond topping evenly over batter and</text:span></text:p>
      <text:p text:style-name="P8"><text:span text:style-name="T2">gently press into batter to adhere.</text:span></text:p>
      <text:list xml:id="list2054772733" text:style-name="L1">
        <text:list-item>
          <text:list>
            <text:list-item>
              <text:list>
                <text:list-header>
                  <text:p text:style-name="P14"><text:span text:style-name="T2">Bake until top is golden and just firm, and long skewer inserted into cake comes out clean (skewer will be wet if inserted into cheese filling), 45 to 50 minutes. Remove pan from oven and firmly tap on counter 2 or 3 times (top of cake may sink slightly). Cool cake in pan on wire rack 1 hour. </text:span></text:p>
                  <text:p text:style-name="P14"><text:span text:style-name="T2">Gently invert cake onto rimmed baking sheet (cake will be topping-side down); remove tube pan, place wire rack on top of cake, and invert cake sugar-side up. Cool to room temperature, about 1½ hours. Cut into slices and serve.</text:span></text:p>
                </text:list-header>
              </text:list>
            </text:list-item>
          </text:list>
        </text:list-item>
      </text:list>
      <text:p text:style-name="P3"/>
      <text:p text:style-name="P3"/>
      <text:p text:style-name="P3"><text:soft-page-break/>TECHNIQUE</text:p>
      <text:p text:style-name="P10"><text:span text:style-name="T3">TAP ONCE, TAP TWICE </text:span><text:span text:style-name="T2"> Tapping the tube pan on the counter</text:span></text:p>
      <text:p text:style-name="P10"><text:span text:style-name="T2">before and after baking eliminates any large air pockets in the</text:span></text:p>
      <text:p text:style-name="P10"><text:span text:style-name="T2">filling.<text:tab/><text:tab/></text:span></text:p>
      <text:p text:style-name="P3">TECHNIQUE</text:p>
      <text:p text:style-name="P6">ASSEMBLING CREAM CHEESE COFFEE CAKE </text:p>
      <text:list xml:id="list1779759212" text:style-name="L4">
        <text:list-item>
          <text:list>
            <text:list-item>
              <text:list>
                <text:list-header>
                  <text:p text:style-name="P11"><text:span text:style-name="T2">Reserve 1 1/4 cups batter, then fill pan with remaining <text:s/>batter; smooth top. </text:span></text:p>
                </text:list-header>
              </text:list>
            </text:list-item>
          </text:list>
        </text:list-item>
      </text:list>
      <text:p text:style-name="P12"><text:span text:style-name="T3"><text:tab/><text:tab/></text:span><text:span text:style-name="T2">Beat 1/4 cup reserved batter with filling ingredients; spoon filling evenly over batter. </text:span></text:p>
      <text:p text:style-name="P12"><text:span text:style-name="T3"><text:tab/><text:tab/></text:span><text:span text:style-name="T2">Top filling with remaining cup reserved batter; smooth top. </text:span></text:p>
      <text:p text:style-name="P12"><text:span text:style-name="T3"><text:tab/><text:tab/></text:span><text:span text:style-name="T2">Using figure-8 motion, swirl filling into batter. Tap pan on counter. </text:span></text:p>
      <text:p text:style-name="P12"><text:span text:style-name="T3"><text:tab/><text:tab/></text:span><text:span text:style-name="T2">Sprinkle lemon sugar-almond topping onto batter, then gently press to adhere. </text:spa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9-15T23:30:23</meta:creation-date>
    <meta:document-statistic meta:table-count="0" meta:image-count="0" meta:object-count="0" meta:page-count="3" meta:paragraph-count="51" meta:word-count="635" meta:character-count="3747"/>
    <dc:date>2011-09-15T23:54:23</dc:date>
    <dc:creator>Robert Houk</dc:creator>
    <meta:editing-duration>PT00H08M48S</meta:editing-duration>
    <meta:editing-cycles>1</meta:editing-cycles>
    <meta:generator>OpenOffice.org/3.2$Unix OpenOffice.org_project/320m18$Build-9502</meta:generator>
  </office:meta>
</office:document-meta>
</file>